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Findterm</text:p>
          </table:table-cell>
          <table:table-cell office:value-type="string" calcext:value-type="string">
            <text:p>RNAMotif</text:p>
          </table:table-cell>
          <table:table-cell office:value-type="string" calcext:value-type="string">
            <text:p>Transterm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SRNA</text:p>
          </table:table-cell>
          <table:table-cell office:value-type="string" calcext:value-type="string">
            <text:p>FFN_Parse</text:p>
          </table:table-cell>
          <table:table-cell office:value-type="string" calcext:value-type="string">
            <text:p>Blast_par</text:p>
          </table:table-cell>
          <table:table-cell office:value-type="string" calcext:value-type="string">
            <text:p>Blast_can</text:p>
          </table:table-cell>
          <table:table-cell office:value-type="string" calcext:value-type="string">
            <text:p>Blast_syn</text:p>
          </table:table-cell>
          <table:table-cell office:value-type="string" calcext:value-type="string">
            <text:p>Blast_QR</text:p>
          </table:table-cell>
          <table:table-cell office:value-type="string" calcext:value-type="string">
            <text:p>SRNA_an</text:p>
          </table:table-cell>
          <table:table-cell office:value-type="string" calcext:value-type="string">
            <text:p>SRNA</text:p>
          </table:table-cell>
          <table:table-cell office:value-type="string" calcext:value-type="string">
            <text:p>Patser_con</text:p>
          </table:table-cell>
          <table:table-cell office:value-type="string" calcext:value-type="string">
            <text:p>Patser</text:p>
          </table:table-cell>
        </table:table-row>
        <table:table-row table:style-name="ro1">
          <table:table-cell/>
          <table:table-cell office:value-type="float" office:value="981.0277" calcext:value-type="float">
            <text:p>981.0277</text:p>
          </table:table-cell>
          <table:table-cell office:value-type="float" office:value="47.5168" calcext:value-type="float">
            <text:p>47.5168</text:p>
          </table:table-cell>
          <table:table-cell office:value-type="float" office:value="44.4697" calcext:value-type="float">
            <text:p>44.4697</text:p>
          </table:table-cell>
          <table:table-cell office:value-type="float" office:value="2449.0798" calcext:value-type="float">
            <text:p>2449.0798</text:p>
          </table:table-cell>
          <table:table-cell office:value-type="float" office:value="491.2338" calcext:value-type="float">
            <text:p>491.2338</text:p>
          </table:table-cell>
          <table:table-cell office:value-type="float" office:value="1.5545" calcext:value-type="float">
            <text:p>1.5545</text:p>
          </table:table-cell>
          <table:table-cell office:value-type="float" office:value="3.4618" calcext:value-type="float">
            <text:p>3.4618</text:p>
          </table:table-cell>
          <table:table-cell office:value-type="float" office:value="5.9904" calcext:value-type="float">
            <text:p>5.9904</text:p>
          </table:table-cell>
          <table:table-cell office:value-type="float" office:value="33" calcext:value-type="float">
            <text:p>33</text:p>
          </table:table-cell>
          <table:table-cell office:value-type="float" office:value="1466.4305" calcext:value-type="float">
            <text:p>1466.4305</text:p>
          </table:table-cell>
          <table:table-cell office:value-type="float" office:value="2.1792" calcext:value-type="float">
            <text:p>2.1792</text:p>
          </table:table-cell>
          <table:table-cell office:value-type="float" office:value="491.2338" calcext:value-type="float">
            <text:p>491.2338</text:p>
          </table:table-cell>
          <table:table-cell office:value-type="float" office:value="0.1013" calcext:value-type="float">
            <text:p>0.1013</text:p>
          </table:table-cell>
          <table:table-cell office:value-type="float" office:value="1.5945" calcext:value-type="float">
            <text:p>1.5945</text:p>
          </table:table-cell>
        </table:table-row>
        <table:table-row table:style-name="ro1">
          <table:table-cell table:number-columns-repeated="14"/>
          <table:table-cell office:value-type="float" office:value="1.5918" calcext:value-type="float">
            <text:p>1.5918</text:p>
          </table:table-cell>
        </table:table-row>
        <table:table-row table:style-name="ro1">
          <table:table-cell table:number-columns-repeated="14"/>
          <table:table-cell office:value-type="float" office:value="1.3728" calcext:value-type="float">
            <text:p>1.3728</text:p>
          </table:table-cell>
        </table:table-row>
        <table:table-row table:style-name="ro1">
          <table:table-cell table:number-columns-repeated="14"/>
          <table:table-cell office:value-type="float" office:value="0.8141" calcext:value-type="float">
            <text:p>0.8141</text:p>
          </table:table-cell>
        </table:table-row>
        <table:table-row table:style-name="ro1">
          <table:table-cell table:number-columns-repeated="14"/>
          <table:table-cell office:value-type="float" office:value="0.7926" calcext:value-type="float">
            <text:p>0.7926</text:p>
          </table:table-cell>
        </table:table-row>
        <table:table-row table:style-name="ro1">
          <table:table-cell table:number-columns-repeated="14"/>
          <table:table-cell office:value-type="float" office:value="1.084" calcext:value-type="float">
            <text:p>1.084</text:p>
          </table:table-cell>
        </table:table-row>
        <table:table-row table:style-name="ro1">
          <table:table-cell table:number-columns-repeated="14"/>
          <table:table-cell office:value-type="float" office:value="1.5851" calcext:value-type="float">
            <text:p>1.5851</text:p>
          </table:table-cell>
        </table:table-row>
        <table:table-row table:style-name="ro1">
          <table:table-cell table:number-columns-repeated="14"/>
          <table:table-cell office:value-type="float" office:value="1.0947" calcext:value-type="float">
            <text:p>1.0947</text:p>
          </table:table-cell>
        </table:table-row>
        <table:table-row table:style-name="ro1">
          <table:table-cell table:number-columns-repeated="14"/>
          <table:table-cell office:value-type="float" office:value="1.5533" calcext:value-type="float">
            <text:p>1.5533</text:p>
          </table:table-cell>
        </table:table-row>
        <table:table-row table:style-name="ro1">
          <table:table-cell table:number-columns-repeated="14"/>
          <table:table-cell office:value-type="float" office:value="1.2139" calcext:value-type="float">
            <text:p>1.2139</text:p>
          </table:table-cell>
        </table:table-row>
        <table:table-row table:style-name="ro1">
          <table:table-cell table:number-columns-repeated="14"/>
          <table:table-cell office:value-type="float" office:value="0.9944" calcext:value-type="float">
            <text:p>0.9944</text:p>
          </table:table-cell>
        </table:table-row>
        <table:table-row table:style-name="ro1">
          <table:table-cell table:number-columns-repeated="14"/>
          <table:table-cell office:value-type="float" office:value="1.0719" calcext:value-type="float">
            <text:p>1.0719</text:p>
          </table:table-cell>
        </table:table-row>
        <table:table-row table:style-name="ro1">
          <table:table-cell table:number-columns-repeated="14"/>
          <table:table-cell office:value-type="float" office:value="1.7013" calcext:value-type="float">
            <text:p>1.7013</text:p>
          </table:table-cell>
        </table:table-row>
        <table:table-row table:style-name="ro1">
          <table:table-cell table:number-columns-repeated="14"/>
          <table:table-cell office:value-type="float" office:value="0.8422" calcext:value-type="float">
            <text:p>0.8422</text:p>
          </table:table-cell>
        </table:table-row>
        <table:table-row table:style-name="ro1">
          <table:table-cell table:number-columns-repeated="14"/>
          <table:table-cell office:value-type="float" office:value="0.9736" calcext:value-type="float">
            <text:p>0.9736</text:p>
          </table:table-cell>
        </table:table-row>
        <table:table-row table:style-name="ro1">
          <table:table-cell table:number-columns-repeated="14"/>
          <table:table-cell office:value-type="float" office:value="1.0472" calcext:value-type="float">
            <text:p>1.0472</text:p>
          </table:table-cell>
        </table:table-row>
        <table:table-row table:style-name="ro1">
          <table:table-cell table:number-columns-repeated="14"/>
          <table:table-cell office:value-type="float" office:value="1.0868" calcext:value-type="float">
            <text:p>1.0868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8])" office:value-type="float" office:value="981.0277" calcext:value-type="float">
            <text:p/>
          </table:table-cell>
          <table:table-cell table:formula="of:=AVERAGE([.C2:.C18])" office:value-type="float" office:value="47.5168" calcext:value-type="float">
            <text:p/>
          </table:table-cell>
          <table:table-cell table:formula="of:=AVERAGE([.D2:.D18])" office:value-type="float" office:value="44.4697" calcext:value-type="float">
            <text:p/>
          </table:table-cell>
          <table:table-cell table:formula="of:=AVERAGE([.E2:.E18])" office:value-type="float" office:value="2449.0798" calcext:value-type="float">
            <text:p/>
          </table:table-cell>
          <table:table-cell table:formula="of:=AVERAGE([.F2:.F18])" office:value-type="float" office:value="491.2338" calcext:value-type="float">
            <text:p/>
          </table:table-cell>
          <table:table-cell table:formula="of:=AVERAGE([.G2:.G18])" office:value-type="float" office:value="1.5545" calcext:value-type="float">
            <text:p/>
          </table:table-cell>
          <table:table-cell table:formula="of:=AVERAGE([.H2:.H18])" office:value-type="float" office:value="3.4618" calcext:value-type="float">
            <text:p/>
          </table:table-cell>
          <table:table-cell table:formula="of:=AVERAGE([.I2:.I18])" office:value-type="float" office:value="5.9904" calcext:value-type="float">
            <text:p/>
          </table:table-cell>
          <table:table-cell table:formula="of:=AVERAGE([.J2:.J18])" office:value-type="float" office:value="33" calcext:value-type="float">
            <text:p/>
          </table:table-cell>
          <table:table-cell table:formula="of:=AVERAGE([.K2:.K18])" office:value-type="float" office:value="1466.4305" calcext:value-type="float">
            <text:p/>
          </table:table-cell>
          <table:table-cell table:formula="of:=AVERAGE([.L2:.L18])" office:value-type="float" office:value="2.1792" calcext:value-type="float">
            <text:p/>
          </table:table-cell>
          <table:table-cell table:formula="of:=AVERAGE([.M2:.M18])" office:value-type="float" office:value="491.2338" calcext:value-type="float">
            <text:p/>
          </table:table-cell>
          <table:table-cell table:formula="of:=AVERAGE([.N2:.N18])" office:value-type="float" office:value="0.1013" calcext:value-type="float">
            <text:p/>
          </table:table-cell>
          <table:table-cell table:formula="of:=AVERAGE([.O2:.O18])" office:value-type="float" office:value="1.20083529411765" calcext:value-type="float">
            <text:p/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table:style-name="ce1" table:formula="of:=1/[.B19]" office:value-type="float" office:value="0.00101933920928023" calcext:value-type="float">
            <text:p/>
          </table:table-cell>
          <table:table-cell table:style-name="ce1" table:formula="of:=1/[.C19]" office:value-type="float" office:value="0.0210451882281635" calcext:value-type="float">
            <text:p/>
          </table:table-cell>
          <table:table-cell table:style-name="ce1" table:formula="of:=1/[.D19]" office:value-type="float" office:value="0.0224872216363052" calcext:value-type="float">
            <text:p/>
          </table:table-cell>
          <table:table-cell table:style-name="ce1" table:formula="of:=1/[.E19]" office:value-type="float" office:value="0.000408316625697537" calcext:value-type="float">
            <text:p/>
          </table:table-cell>
          <table:table-cell table:style-name="ce1" table:formula="of:=1/[.F19]" office:value-type="float" office:value="0.00203569054083819" calcext:value-type="float">
            <text:p/>
          </table:table-cell>
          <table:table-cell table:style-name="ce1" table:formula="of:=1/[.G19]" office:value-type="float" office:value="0.643293663557414" calcext:value-type="float">
            <text:p/>
          </table:table-cell>
          <table:table-cell table:style-name="ce1" table:formula="of:=1/[.H19]" office:value-type="float" office:value="0.288867063377434" calcext:value-type="float">
            <text:p/>
          </table:table-cell>
          <table:table-cell table:style-name="ce1" table:formula="of:=1/[.I19]" office:value-type="float" office:value="0.166933760683761" calcext:value-type="float">
            <text:p/>
          </table:table-cell>
          <table:table-cell table:style-name="ce1" table:formula="of:=1/[.J19]" office:value-type="float" office:value="0.0303030303030303" calcext:value-type="float">
            <text:p/>
          </table:table-cell>
          <table:table-cell table:style-name="ce1" table:formula="of:=1/[.K19]" office:value-type="float" office:value="0.000681927987722569" calcext:value-type="float">
            <text:p/>
          </table:table-cell>
          <table:table-cell table:style-name="ce1" table:formula="of:=1/[.L19]" office:value-type="float" office:value="0.458883994126285" calcext:value-type="float">
            <text:p/>
          </table:table-cell>
          <table:table-cell table:style-name="ce1" table:formula="of:=1/[.M19]" office:value-type="float" office:value="0.00203569054083819" calcext:value-type="float">
            <text:p/>
          </table:table-cell>
          <table:table-cell table:style-name="ce1" table:formula="of:=1/[.N19]" office:value-type="float" office:value="9.87166831194472" calcext:value-type="float">
            <text:p/>
          </table:table-cell>
          <table:table-cell table:style-name="ce1" table:formula="of:=1/[.O19]" office:value-type="float" office:value="0.832753671463981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9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11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4:38:57.370533935</meta:creation-date>
    <dc:date>2014-06-05T05:04:08.127102625</dc:date>
    <meta:editing-duration>PT20M40S</meta:editing-duration>
    <meta:editing-cycles>4</meta:editing-cycles>
    <meta:generator>LibreOffice/4.2.3.3$Linux_x86 LibreOffice_project/420m0$Build-3</meta:generator>
    <meta:document-statistic meta:table-count="1" meta:cell-count="74" meta:object-count="0"/>
  </office:meta>
</office:document-meta>
</file>